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528cm" style:rel-column-width="13599*"/>
    </style:style>
    <style:style style:name="Tableau1.C" style:family="table-column">
      <style:table-column-properties style:column-width="5.625cm" style:rel-column-width="21686*"/>
    </style:style>
    <style:style style:name="Tableau1.D" style:family="table-column">
      <style:table-column-properties style:column-width="4.32cm" style:rel-column-width="16651*"/>
    </style:style>
    <style:style style:name="Tableau1.A1" style:family="table-cell">
      <style:table-cell-properties fo:padding="0.097cm" fo:border-left="0.002cm solid #000000" fo:border-right="none" fo:border-top="0.002cm solid #000000" fo:border-bottom="0.002cm solid #000000"/>
    </style:style>
    <style:style style:name="Tableau1.2" style:family="table-row">
      <style:table-row-properties style:min-row-height="0.519cm"/>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style:font-name="Arial"/>
    </style:style>
    <style:style style:name="P3"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4" style:family="paragraph" style:parent-style-name="Table_20_Contents">
      <style:text-properties style:font-name="Arial"/>
    </style:style>
    <style:style style:name="P5" style:family="paragraph" style:parent-style-name="Table_20_Contents">
      <style:text-properties style:font-name="Arial" fo:font-size="12pt" style:font-size-asian="12pt" style:font-size-complex="12pt"/>
    </style:style>
    <style:style style:name="P6"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style:font-name="Montserrat" fo:font-size="12pt" fo:letter-spacing="normal" fo:font-style="normal" fo:font-weight="normal"/>
    </style:style>
    <style:style style:name="T2" style:family="text">
      <style:text-properties fo:font-variant="normal" fo:text-transform="none" fo:color="#7451eb" style:font-name="Montserrat" fo:font-size="12pt" fo:letter-spacing="normal" fo:font-style="normal" style:text-underline-style="solid" style:text-underline-width="auto" style:text-underline-color="font-color" fo:font-weight="normal"/>
    </style:style>
    <style:style style:name="T3"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pour le projet</text:p>
      <text:p text:style-name="Standard"/>
      <text:p text:style-name="P1"><text:span text:style-name="T1">En tapant “Entreprise web design Lyon” sur Internet, le site de l’agence apparaît seulement en deuxième page des moteurs de recherche.</text:span> </text:p>
      <text:p text:style-name="P1"/>
      <text:p text:style-name="P1"><text:span text:style-name="T1">indiques les parties du site qui ne sont pas optimisées pour le SEO et/ou qui ne sont pas à jour en termes d’accessibilité, et que tu justifies tes choix.</text:span> </text:p>
      <text:p text:style-name="P1"/>
      <text:p text:style-name="P1"><text:span text:style-name="T1">Pense à ajouter la bonne pratique à mettre en place pour chaque partie du site qui n’est pas optimisée, en citant tes sources.</text:span> </text:p>
      <text:p text:style-name="P1"/>
      <text:p text:style-name="P1">modele de l'audit fournis</text:p>
      <text:p text:style-name="P1"><text:span text:style-name="T1">Une fois ce modèle complété, j’aimerais que tu sélectionnes 10 recommandations pour améliorer le site. Je te laisse cocher ces 10 recommandations choisies dans la colonne “Action recommandée”.</text:span> </text:p>
      <text:p text:style-name="P1"/>
      <text:p text:style-name="P1"><text:span text:style-name="T1">certains de nos utilisateurs rencontrent des problèmes d’accessibilité sur notre site, c’est un point sur lequel on veut s’améliorer. Tu devras donc ajouter les éléments nécessaires. La liste de ce que tu devras implémenter se trouve à cette </text:span><text:a xlink:type="simple" xlink:href="https://developer.mozilla.org/fr/docs/Accessibilité/Checklist_accessibilite_mobile" text:style-name="Internet_20_link" text:visited-style-name="Visited_20_Internet_20_Link"><text:span text:style-name="T2">adresse</text:span></text:a><text:span text:style-name="T1">.</text:span> </text:p>
      <text:p text:style-name="P1"/>
      <text:p text:style-name="P1"/>
      <text:p text:style-name="P1"><text:span text:style-name="T1">Il faudra ensuite optimiser notre site en appliquant tes 10 recommandations à son contenu et à son code source. Tu devras pour cela fournir le code source complet de la version améliorée du site.</text:span> </text:p>
      <text:p text:style-name="P1"/>
      <text:p text:style-name="P1"><text:span text:style-name="T1">Dans tes différentes recommandations, j’aimerais que tu prennes des mesures pour accélérer la vitesse de chargement, et que tu me démontres que cela fonctionne, grâce à des captures d’écran comparatives entre la version du site actuelle et celle que tu auras optimisée, fourni dans un rapport d’optimisation.</text:span> </text:p>
      <text:p text:style-name="P1"/>
      <text:p text:style-name="P1"><text:span text:style-name="T1">Fais également attention à ce que le site soit toujours adapté à toutes les tailles d’écran après tes modifications.</text:span> </text:p>
      <text:p text:style-name="P1"/>
      <text:p text:style-name="P1"/>
      <text:p text:style-name="Standard">rapport d'optimisation</text:p>
      <text:p text:style-name="Standard"/>
      <text:p text:style-name="Standard">part2 optimisation des performances</text:p>
      <text:p text:style-name="Standard"><text:tab/>temps d'affichage comparatif page 1 - page 2</text:p>
      <text:p text:style-name="Standard"><text:tab/>poids des fichiers comparatif</text:p>
      <text:p text:style-name="Standard"><text:tab/>nouveaux fichiers - renomer les fichier - supprimer les fichiers</text:p>
      <text:p text:style-name="Standard">part1 optimisation de l'accessibilité</text:p>
      <text:p text:style-name="Standard"><text:tab/>outils utilisés</text:p>
      <text:p text:style-name="Standard"><text:tab/>comparatif page 1</text:p>
      <text:p text:style-name="P1"><text:tab/>comparatif page 2</text:p>
      <text:p text:style-name="P1"/>
      <text:p text:style-name="P1">faire la difference en % </text:p>
      <text:p text:style-name="P1">faire un rappel sur page2 qui est devenu contact</text:p>
      <text:p text:style-name="P1"><text:soft-page-break/></text:p>
      <text:p text:style-name="P1"/>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4">1-FAIT</text:p>
          </table:table-cell>
          <table:table-cell table:style-name="Tableau1.A1" office:value-type="string">
            <text:p text:style-name="P4">diificultées à modifier l'aspect ainsi que les performances du site. </text:p>
          </table:table-cell>
          <table:table-cell table:style-name="Tableau1.A1" office:value-type="string">
            <text:p text:style-name="P2">bootstrap ainsi que les fichier font-awesome.css, et-line.css, et les fichiers javascript n'ont pas une utilisation pertinante et rend complexe l'ajout de modifications</text:p>
          </table:table-cell>
          <table:table-cell table:style-name="Tableau1.A1" office:value-type="string">
            <text:p text:style-name="P2">supprimer les dossiers css et js <text:s/>ainsi que leurs contenue.</text:p>
            <text:p text:style-name="P2"/>
            <text:p text:style-name="P2">supprimer la présence de ces <text:s/>fichiers dans les fichiers html.</text:p>
            <text:p text:style-name="P2">réécrire le fichier style.css en ajoutant les modifications qu'apportait bootstrap.</text:p>
          </table:table-cell>
        </table:table-row>
        <table:table-row table:style-name="Tableau1.2">
          <table:table-cell table:style-name="Tableau1.A2" office:value-type="string">
            <text:p text:style-name="P2">2- fait</text:p>
          </table:table-cell>
          <table:table-cell table:style-name="Tableau1.A2" office:value-type="string">
            <text:p text:style-name="P2">beaucoup de perte de temps à la lecture du code html et css.</text:p>
          </table:table-cell>
          <table:table-cell table:style-name="Tableau1.A2" office:value-type="string">
            <text:p text:style-name="P2">les class sont nomé de façon trop complexe. trop de balise peu pertinantes</text:p>
          </table:table-cell>
          <table:table-cell table:style-name="Tableau1.A2" office:value-type="string">
            <text:p text:style-name="P2">réécrire le html et le css en utilsant une convention de nommage de classes comme la methode BEM et en utilisant le minimum de balise.</text:p>
          </table:table-cell>
        </table:table-row>
        <table:table-row table:style-name="Tableau1.2">
          <table:table-cell table:style-name="Tableau1.A2" office:value-type="string">
            <text:p text:style-name="P3">3- fait</text:p>
          </table:table-cell>
          <table:table-cell table:style-name="Tableau1.A2" office:value-type="string">
            <text:p text:style-name="P3">les fichiers du dossier FONT peuvent être remplacé par google font pour réduire la durée de chargement.</text:p>
          </table:table-cell>
          <table:table-cell table:style-name="Tableau1.A2" office:value-type="string">
            <text:p text:style-name="P3">les fichiers google font sont optimisés, mis à jours régulièrement et adpaté à tout les appareils. l'integration de google font est optimisé de façon à pouvoir faire gagner le maximum de temps de chargement.</text:p>
          </table:table-cell>
          <table:table-cell table:style-name="Tableau1.A2" office:value-type="string">
            <text:p text:style-name="P5">choisir de nouvelles polices d'écritures sur google font.</text:p>
            <text:p text:style-name="P5">supprimer les anciennes polices d'écritures.</text:p>
            <text:p text:style-name="P5">integrer les nouvelles polices google font dans le fichier style.css. voir les liens dans référence.</text:p>
          </table:table-cell>
        </table:table-row>
        <table:table-row table:style-name="Tableau1.2">
          <table:table-cell table:style-name="Tableau1.A2" office:value-type="string">
            <text:p text:style-name="P4">4-fait</text:p>
          </table:table-cell>
          <table:table-cell table:style-name="Tableau1.A2" office:value-type="string">
            <text:p text:style-name="P4">le fichier form_1.php n'est pas utilisé</text:p>
          </table:table-cell>
          <table:table-cell table:style-name="Tableau1.A2" office:value-type="string">
            <text:p text:style-name="P2">aucun fichier html n'utilise le fichier </text:p>
          </table:table-cell>
          <table:table-cell table:style-name="Tableau1.A2" office:value-type="string">
            <text:p text:style-name="P2">réintegrer le fichier dans page2.html</text:p>
          </table:table-cell>
        </table:table-row>
        <table:table-row table:style-name="Tableau1.2">
          <table:table-cell table:style-name="Tableau1.A2" office:value-type="string">
            <text:p text:style-name="P2">5 -FAIT</text:p>
          </table:table-cell>
          <table:table-cell table:style-name="Tableau1.A2" office:value-type="string">
            <text:p text:style-name="P3">les images présentes dans le fichier img sont trop lourdes.</text:p>
          </table:table-cell>
          <table:table-cell table:style-name="Tableau1.A2" office:value-type="string">
            <text:p text:style-name="P5">le format des images n'est pas optimale.</text:p>
          </table:table-cell>
          <table:table-cell table:style-name="Tableau1.A2" office:value-type="string">
            <text:p text:style-name="P3">convertir les fichiers au format .jpg avec un taux de compression minimale de 85 avec l'aide d'un logiciel de traitement d'image ou d'un optimisateur. penser à renommer les liens vers les images dans les fichiers html.</text:p>
          </table:table-cell>
        </table:table-row>
        <table:table-row table:style-name="Tableau1.2">
          <table:table-cell table:style-name="Tableau1.A2" office:value-type="string">
            <text:p text:style-name="P3">6 -FAIT</text:p>
          </table:table-cell>
          <table:table-cell table:style-name="Tableau1.A2" office:value-type="string">
            <text:p text:style-name="P3">les images "la <text:soft-page-break/>chouette agence" et "logo" peuvent être converti au format vectoriel (svg).</text:p>
          </table:table-cell>
          <table:table-cell table:style-name="Tableau1.A2" office:value-type="string">
            <text:p text:style-name="P3">l'utilisation d'images <text:soft-page-break/>vectoriels sont pertinant pour la création de logo. le poids des images vectoriels (svg) sont plus légères que les images type bitmap(png, jpg, etc...).</text:p>
          </table:table-cell>
          <table:table-cell table:style-name="Tableau1.A2" office:value-type="string">
            <text:p text:style-name="P5">utiliser un logiciel de <text:soft-page-break/>création d'image vectoriel pour redessiner les images. <text:s/></text:p>
          </table:table-cell>
        </table:table-row>
        <table:table-row table:style-name="Tableau1.2">
          <table:table-cell table:style-name="Tableau1.A2" office:value-type="string">
            <text:p text:style-name="P3">7 -FAIT</text:p>
          </table:table-cell>
          <table:table-cell table:style-name="Tableau1.A2" office:value-type="string">
            <text:p text:style-name="P3">texte présent dans les fichiers d'images.</text:p>
          </table:table-cell>
          <table:table-cell table:style-name="Tableau1.A2" office:value-type="string">
            <text:p text:style-name="P3">la présence de ces images crée un temps de chargement supplémentaire pour un interet peu pertinant. le texte présent dans l'image ne peux pas être lu par des technologies d'assisitance. </text:p>
          </table:table-cell>
          <table:table-cell table:style-name="Tableau1.A2" office:value-type="string">
            <text:p text:style-name="P3">integrer le contenue de l'image directement dans le html/css.</text:p>
          </table:table-cell>
        </table:table-row>
        <table:table-row table:style-name="Tableau1.2">
          <table:table-cell table:style-name="Tableau1.A2" office:value-type="string">
            <text:p text:style-name="P3">8 -FAIT</text:p>
          </table:table-cell>
          <table:table-cell table:style-name="Tableau1.A2" office:value-type="string">
            <text:p text:style-name="P3">image transparante sans contenue pertinant présent dans le dossier img</text:p>
          </table:table-cell>
          <table:table-cell table:style-name="Tableau1.A2" office:value-type="string">
            <text:p text:style-name="P3">la présence de ces images crée un temps de chargement supplémentaire pour un interet peu pertinant. </text:p>
            <text:p text:style-name="P3">la non présence de ces images ne change rien à l'aspect final du site </text:p>
          </table:table-cell>
          <table:table-cell table:style-name="Tableau1.A2" office:value-type="string">
            <text:p text:style-name="P3">supprimer les images suivantes du dossier img</text:p>
            <text:p text:style-name="P3">dots-bg.png</text:p>
            <text:p text:style-name="P3">lines-h2-bg.png</text:p>
            <text:p text:style-name="P3"/>
            <text:p text:style-name="P3">supprimer leurs présence dans le fichier style.css</text:p>
          </table:table-cell>
        </table:table-row>
        <table:table-row table:style-name="Tableau1.2">
          <table:table-cell table:style-name="Tableau1.A2" office:value-type="string">
            <text:p text:style-name="P3">9 -FAIT</text:p>
          </table:table-cell>
          <table:table-cell table:style-name="Tableau1.A2" office:value-type="string">
            <text:p text:style-name="P3">le CSS n'est pas compressé.</text:p>
          </table:table-cell>
          <table:table-cell table:style-name="Tableau1.A2" office:value-type="string">
            <text:p text:style-name="P3">le <text:span text:style-name="T3">navigateur met plus de temps à télécharger et calculer un fichier non compressé.</text:span></text:p>
          </table:table-cell>
          <table:table-cell table:style-name="Tableau1.A2" office:value-type="string">
            <text:p text:style-name="P3">utiliser un préprocesseur CSS afin de pouvoir compresser le fichier css sans perdre la construction du code.</text:p>
          </table:table-cell>
        </table:table-row>
        <table:table-row table:style-name="Tableau1.2">
          <table:table-cell table:style-name="Tableau1.A2" office:value-type="string">
            <text:p text:style-name="P3">10 -FAIT</text:p>
          </table:table-cell>
          <table:table-cell table:style-name="Tableau1.A2" office:value-type="string">
            <text:p text:style-name="P3">un fichier image n'est pas présent dans le bon dossier</text:p>
          </table:table-cell>
          <table:table-cell table:style-name="Tableau1.A2" office:value-type="string">
            <text:p text:style-name="P3">un dossier dédié pour les image est prévu pour ranger toutes les images au même endroit.</text:p>
          </table:table-cell>
          <table:table-cell table:style-name="Tableau1.A2" office:value-type="string">
            <text:p text:style-name="P3">déplacer fav-icon.jpg dans le dossier img.</text:p>
            <text:p text:style-name="P3">moddifier le cheminement du fichier lors de son utilisation dans les fichiers HTML</text:p>
          </table:table-cell>
        </table:table-row>
      </table:table>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5H35M27S</meta:editing-duration>
    <meta:editing-cycles>64</meta:editing-cycles>
    <meta:generator>OpenOffice/4.1.6$Win32 OpenOffice.org_project/416m1$Build-9790</meta:generator>
    <dc:date>2021-02-10T18:28:01.78</dc:date>
    <meta:document-statistic meta:table-count="1" meta:image-count="0" meta:object-count="0" meta:page-count="3" meta:paragraph-count="70" meta:word-count="815" meta:character-count="5087"/>
    <meta:user-defined meta:name="Info 1"/>
    <meta:user-defined meta:name="Info 2"/>
    <meta:user-defined meta:name="Info 3"/>
    <meta:user-defined meta:name="Info 4"/>
  </office:meta>
</office:document-meta>
</file>